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B0000021AAEE96149DA6BDD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rrays in De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1">Array Ref: https://www.w3schools.com/jsref/jsref_obj_array.asp</text:span></text:p>
          </draw:text-box>
        </draw:frame>
        <draw:frame draw:style-name="gr2" draw:text-style-name="P3" draw:layer="layout" svg:width="17cm" svg:height="12.512cm" svg:x="0.5cm" svg:y="2.488cm">
          <draw:image xlink:href="Pictures/10000001000002DB0000021AAEE96149DA6BDD2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23:17.547125763</meta:creation-date>
    <meta:editing-duration>PT20S</meta:editing-duration>
    <meta:editing-cycles>3</meta:editing-cycles>
    <meta:generator>LibreOffice/7.3.7.2$Linux_X86_64 LibreOffice_project/30$Build-2</meta:generator>
    <dc:title>Blue Curve</dc:title>
    <dc:date>2023-08-18T16:23:37.384811658</dc:date>
    <meta:document-statistic meta:object-count="59"/>
  </office:meta>
</office:document-meta>
</file>